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ba46c" officeooo:paragraph-rsid="005ba46c"/>
    </style:style>
    <style:style style:name="P5" style:family="paragraph" style:parent-style-name="Heading_20_1">
      <style:text-properties officeooo:rsid="00549d00" officeooo:paragraph-rsid="00549d00"/>
    </style:style>
    <style:style style:name="T1" style:family="text">
      <style:text-properties officeooo:rsid="0059b7c0"/>
    </style:style>
    <style:style style:name="T2" style:family="text">
      <style:text-properties officeooo:rsid="005ba4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ransformation – <text:span text:style-name="T2">360° </text:span></text:h>
      <text:p text:style-name="P1"/>
      <text:p text:style-name="P4">Ob Text, Film, Audio oder Programmierung – die Ausrichtung der Firma war von Anbeginn transmedial. Von daher versteht sich der Rundum-Blick auf die Welt des Internets, auf 360° Kommunikationstechniken, sei es in Hinsicht auf eine zielgenaue Werbekampagne oder eine umfassende strategische Beratung. </text:p>
      <text:p text:style-name="P2"/>
      <text:p text:style-name="P2"/>
      <text:p text:style-name="P3"><text:span text:style-name="T2">Be it </text:span>text, film, audio <text:span text:style-name="T2">or</text:span> programming - the orientation of the company was transmedial from the beginning. This is why the company has an all-round view of the world of the Internet, of 360° communication technologies, whether in terms of a targeted advertising campaign or comprehensive strategic consulting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6T10:12:21.625789380</dc:date>
    <meta:editing-duration>PT2H21M34S</meta:editing-duration>
    <meta:editing-cycles>22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92" meta:character-count="632" meta:non-whitespace-character-count="538"/>
  </office:meta>
</office:document-meta>
</file>